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0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>
      <style:paragraph-properties fo:break-before="auto" style:writing-mode="lr-tb"/>
    </style:style>
    <style:style style:name="T1_1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P3" style:family="paragraph" style:parent-style-name="Standard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break-before="auto" style:writing-mode="lr-tb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8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8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8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8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8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8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8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8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8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8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8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8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8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8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8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8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8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9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/>
    <style:style style:name="T14_2" style:family="text">
      <style:text-properties fo:color="#000099" style:text-underline-style="solid" style:text-underline-color="font-color"/>
    </style:style>
    <style:style style:name="T14_3" style:family="text"/>
    <style:style style:name="T14_4" style:family="text">
      <style:text-properties fo:color="#000099" style:text-underline-style="solid" style:text-underline-color="font-color"/>
    </style:style>
    <style:style style:name="T14_5" style:family="text"/>
    <style:style style:name="T14_6" style:family="text">
      <style:text-properties fo:color="#000099" style:text-underline-style="solid" style:text-underline-color="font-color"/>
    </style:style>
    <style:style style:name="T14_7" style:family="text"/>
    <style:style style:name="T14_8" style:family="text">
      <style:text-properties fo:color="#000099" style:text-underline-style="solid" style:text-underline-color="font-color"/>
    </style:style>
    <style:style style:name="T14_9" style:family="text"/>
    <style:style style:name="T14_10" style:family="text">
      <style:text-properties fo:color="#000099" style:text-underline-style="solid" style:text-underline-color="font-color"/>
    </style:style>
    <style:style style:name="T14_11" style:family="text"/>
    <style:style style:name="T14_12" style:family="text">
      <style:text-properties fo:color="#000099" style:text-underline-style="solid" style:text-underline-color="font-color"/>
    </style:style>
    <style:style style:name="T14_13" style:family="text"/>
    <style:style style:name="T14_14" style:family="text">
      <style:text-properties fo:color="#000099" style:text-underline-style="solid" style:text-underline-color="font-color"/>
    </style:style>
    <style:style style:name="T14_15" style:family="text"/>
    <style:style style:name="T14_16" style:family="text">
      <style:text-properties fo:color="#000099" style:text-underline-style="solid" style:text-underline-color="font-color"/>
    </style:style>
    <style:style style:name="T14_17" style:family="text"/>
    <style:style style:name="T14_18" style:family="text">
      <style:text-properties fo:color="#000099" style:text-underline-style="solid" style:text-underline-color="font-color"/>
    </style:style>
    <style:style style:name="T14_19" style:family="text"/>
    <style:style style:name="T14_20" style:family="text">
      <style:text-properties fo:color="#000099" style:text-underline-style="solid" style:text-underline-color="font-color"/>
    </style:style>
    <style:style style:name="T14_21" style:family="text"/>
    <style:style style:name="T14_22" style:family="text">
      <style:text-properties fo:color="#000099" style:text-underline-style="solid" style:text-underline-color="font-color"/>
    </style:style>
    <style:style style:name="T14_23" style:family="text"/>
    <style:style style:name="T14_24" style:family="text">
      <style:text-properties fo:color="#000099" style:text-underline-style="solid" style:text-underline-color="font-color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>
      <style:text-properties fo:font-weight="bold" style:font-weight-asian="bold" style:font-weight-complex="bold"/>
    </style:style>
    <style:style style:name="T18_4" style:family="text">
      <style:text-properties fo:font-weight="bold" style:font-weight-asian="bold" style:font-weight-complex="bold"/>
    </style:style>
    <style:style style:name="T18_5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/>
    <style:style style:name="T19_2" style:family="text"/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/>
    <style:style style:name="T21_2" style:family="text"/>
    <style:style style:name="T21_3" style:family="text"/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/>
    <style:style style:name="T22_2" style:family="text"/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/>
    <style:style style:name="T24_2" style:family="text"/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26" style:family="paragraph" style:parent-style-name="Heading_20_3">
      <style:paragraph-properties fo:break-before="auto" style:writing-mode="lr-tb"/>
    </style:style>
    <style:style style:name="T26_1" style:family="text"/>
    <style:style style:name="T26_2" style:family="text"/>
    <style:style style:name="T26_3" style:family="text"/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fo:background-color="#ffffff" fo:color="#393939" style:font-name="Courier New" style:font-name-asian="Courier New" style:font-name-complex="Courier New"/>
    </style:style>
    <style:style style:name="T30_2" style:family="text">
      <style:text-properties fo:background-color="#ffffff" fo:color="#393939" style:font-name="Courier New" style:font-name-asian="Courier New" style:font-name-complex="Courier New"/>
    </style:style>
    <style:style style:name="T30_3" style:family="text">
      <style:text-properties fo:background-color="#ffffff" fo:color="#393939" style:font-name="Courier New" style:font-name-asian="Courier New" style:font-name-complex="Courier New"/>
    </style:style>
    <style:style style:name="T30_4" style:family="text">
      <style:text-properties fo:background-color="#ffffff" fo:color="#393939" style:font-name="Courier New" style:font-name-asian="Courier New" style:font-name-complex="Courier New"/>
    </style:style>
    <style:style style:name="T30_5" style:family="text">
      <style:text-properties fo:background-color="#ffffff" fo:color="#393939" style:font-name="Courier New" style:font-name-asian="Courier New" style:font-name-complex="Courier New"/>
    </style:style>
    <style:style style:name="T30_6" style:family="text">
      <style:text-properties fo:background-color="#ffffff" fo:color="#393939" style:font-name="Courier New" style:font-name-asian="Courier New" style:font-name-complex="Courier New"/>
    </style:style>
    <style:style style:name="T30_7" style:family="text">
      <style:text-properties fo:background-color="#ffffff" fo:color="#393939" style:font-name="Courier New" style:font-name-asian="Courier New" style:font-name-complex="Courier New"/>
    </style:style>
    <style:style style:name="T30_8" style:family="text">
      <style:text-properties fo:background-color="#ffffff" fo:color="#393939" style:font-name="Courier New" style:font-name-asian="Courier New" style:font-name-complex="Courier New"/>
    </style:style>
    <style:style style:name="T30_9" style:family="text">
      <style:text-properties fo:background-color="#ffffff" fo:color="#393939" style:font-name="Courier New" style:font-name-asian="Courier New" style:font-name-complex="Courier New"/>
    </style:style>
    <style:style style:name="T30_10" style:family="text">
      <style:text-properties fo:background-color="#ffffff" fo:color="#393939" style:font-name="Courier New" style:font-name-asian="Courier New" style:font-name-complex="Courier New"/>
    </style:style>
    <style:style style:name="T30_11" style:family="text">
      <style:text-properties fo:background-color="#ffffff" fo:color="#393939" style:font-name="Courier New" style:font-name-asian="Courier New" style:font-name-complex="Courier New"/>
    </style:style>
    <style:style style:name="T30_12" style:family="text">
      <style:text-properties fo:background-color="#ffffff" fo:color="#393939" style:font-name="Courier New" style:font-name-asian="Courier New" style:font-name-complex="Courier New"/>
    </style:style>
    <style:style style:name="T30_13" style:family="text">
      <style:text-properties fo:background-color="#ffffff" fo:color="#393939" style:font-name="Courier New" style:font-name-asian="Courier New" style:font-name-complex="Courier New"/>
    </style:style>
    <style:style style:name="T30_14" style:family="text">
      <style:text-properties fo:background-color="#ffffff" fo:color="#393939" style:font-name="Courier New" style:font-name-asian="Courier New" style:font-name-complex="Courier New"/>
    </style:style>
    <style:style style:name="T30_15" style:family="text">
      <style:text-properties fo:background-color="#ffffff" fo:color="#393939" style:font-name="Courier New" style:font-name-asian="Courier New" style:font-name-complex="Courier New"/>
    </style:style>
    <style:style style:name="T30_16" style:family="text">
      <style:text-properties fo:background-color="#ffffff" fo:color="#393939" style:font-name="Courier New" style:font-name-asian="Courier New" style:font-name-complex="Courier New"/>
    </style:style>
    <style:style style:name="T30_17" style:family="text">
      <style:text-properties fo:background-color="#ffffff" fo:color="#393939" style:font-name="Courier New" style:font-name-asian="Courier New" style:font-name-complex="Courier New"/>
    </style:style>
    <style:style style:name="T30_18" style:family="text">
      <style:text-properties fo:background-color="#ffffff" fo:color="#393939" style:font-name="Courier New" style:font-name-asian="Courier New" style:font-name-complex="Courier New"/>
    </style:style>
    <style:style style:name="T30_19" style:family="text">
      <style:text-properties fo:background-color="#ffffff" fo:color="#393939" style:font-name="Courier New" style:font-name-asian="Courier New" style:font-name-complex="Courier New"/>
    </style:style>
    <style:style style:name="T30_20" style:family="text">
      <style:text-properties fo:background-color="#ffffff" fo:color="#393939" style:font-name="Courier New" style:font-name-asian="Courier New" style:font-name-complex="Courier New"/>
    </style:style>
    <style:style style:name="T30_21" style:family="text">
      <style:text-properties fo:background-color="#ffffff" fo:color="#393939" style:font-name="Courier New" style:font-name-asian="Courier New" style:font-name-complex="Courier New"/>
    </style:style>
    <style:style style:name="T30_22" style:family="text">
      <style:text-properties fo:background-color="#ffffff" fo:color="#393939" style:font-name="Courier New" style:font-name-asian="Courier New" style:font-name-complex="Courier New"/>
    </style:style>
    <style:style style:name="T30_23" style:family="text">
      <style:text-properties fo:background-color="#ffffff" fo:color="#393939" style:font-name="Courier New" style:font-name-asian="Courier New" style:font-name-complex="Courier New"/>
    </style:style>
    <style:style style:name="T30_24" style:family="text">
      <style:text-properties fo:background-color="#ffffff" fo:color="#393939" style:font-name="Courier New" style:font-name-asian="Courier New" style:font-name-complex="Courier New"/>
    </style:style>
    <style:style style:name="T30_25" style:family="text">
      <style:text-properties fo:background-color="#ffffff" fo:color="#393939" style:font-name="Courier New" style:font-name-asian="Courier New" style:font-name-complex="Courier New"/>
    </style:style>
    <style:style style:name="T30_26" style:family="text">
      <style:text-properties fo:background-color="#ffffff" fo:color="#393939" style:font-name="Courier New" style:font-name-asian="Courier New" style:font-name-complex="Courier New"/>
    </style:style>
    <style:style style:name="T30_27" style:family="text">
      <style:text-properties fo:background-color="#ffffff" fo:color="#393939" style:font-name="Courier New" style:font-name-asian="Courier New" style:font-name-complex="Courier New"/>
    </style:style>
    <style:style style:name="T30_28" style:family="text">
      <style:text-properties fo:background-color="#ffffff" fo:color="#393939" style:font-name="Courier New" style:font-name-asian="Courier New" style:font-name-complex="Courier New"/>
    </style:style>
    <style:style style:name="T30_29" style:family="text">
      <style:text-properties fo:background-color="#ffffff" fo:color="#393939" style:font-name="Courier New" style:font-name-asian="Courier New" style:font-name-complex="Courier New"/>
    </style:style>
    <style:style style:name="T30_30" style:family="text">
      <style:text-properties fo:background-color="#ffffff" fo:color="#393939" style:font-name="Courier New" style:font-name-asian="Courier New" style:font-name-complex="Courier New"/>
    </style:style>
    <style:style style:name="T30_31" style:family="text">
      <style:text-properties fo:background-color="#ffffff" fo:color="#393939" style:font-name="Courier New" style:font-name-asian="Courier New" style:font-name-complex="Courier New"/>
    </style:style>
    <style:style style:name="T30_32" style:family="text">
      <style:text-properties fo:background-color="#ffffff" fo:color="#393939" style:font-name="Courier New" style:font-name-asian="Courier New" style:font-name-complex="Courier New"/>
    </style:style>
    <style:style style:name="T30_33" style:family="text">
      <style:text-properties fo:background-color="#ffffff" fo:color="#393939" style:font-name="Courier New" style:font-name-asian="Courier New" style:font-name-complex="Courier New"/>
    </style:style>
    <style:style style:name="T30_34" style:family="text">
      <style:text-properties fo:background-color="#ffffff" fo:color="#393939" style:font-name="Courier New" style:font-name-asian="Courier New" style:font-name-complex="Courier New"/>
    </style:style>
    <style:style style:name="T30_35" style:family="text">
      <style:text-properties fo:background-color="#ffffff" fo:color="#393939" style:font-name="Courier New" style:font-name-asian="Courier New" style:font-name-complex="Courier New"/>
    </style:style>
    <style:style style:name="T30_36" style:family="text">
      <style:text-properties fo:background-color="#ffffff" fo:color="#393939" style:font-name="Courier New" style:font-name-asian="Courier New" style:font-name-complex="Courier New"/>
    </style:style>
    <style:style style:name="T30_37" style:family="text">
      <style:text-properties fo:background-color="#ffffff" fo:color="#393939" style:font-name="Courier New" style:font-name-asian="Courier New" style:font-name-complex="Courier New"/>
    </style:style>
    <style:style style:name="T30_38" style:family="text">
      <style:text-properties fo:background-color="#ffffff" fo:color="#393939" style:font-name="Courier New" style:font-name-asian="Courier New" style:font-name-complex="Courier New"/>
    </style:style>
    <style:style style:name="T30_39" style:family="text">
      <style:text-properties fo:background-color="#ffffff" fo:color="#393939" style:font-name="Courier New" style:font-name-asian="Courier New" style:font-name-complex="Courier New"/>
    </style:style>
    <style:style style:name="T30_40" style:family="text">
      <style:text-properties fo:background-color="#ffffff" fo:color="#393939" style:font-name="Courier New" style:font-name-asian="Courier New" style:font-name-complex="Courier New"/>
    </style:style>
    <style:style style:name="T30_41" style:family="text">
      <style:text-properties fo:background-color="#ffffff" fo:color="#393939" style:font-name="Courier New" style:font-name-asian="Courier New" style:font-name-complex="Courier New"/>
    </style:style>
    <style:style style:name="T30_42" style:family="text">
      <style:text-properties fo:background-color="#ffffff" fo:color="#393939" style:font-name="Courier New" style:font-name-asian="Courier New" style:font-name-complex="Courier New"/>
    </style:style>
    <style:style style:name="T30_43" style:family="text">
      <style:text-properties fo:background-color="#ffffff" fo:color="#393939" style:font-name="Courier New" style:font-name-asian="Courier New" style:font-name-complex="Courier New"/>
    </style:style>
    <style:style style:name="T30_44" style:family="text">
      <style:text-properties fo:background-color="#ffffff" fo:color="#393939" style:font-name="Courier New" style:font-name-asian="Courier New" style:font-name-complex="Courier New"/>
    </style:style>
    <style:style style:name="T30_45" style:family="text">
      <style:text-properties fo:background-color="#ffffff" fo:color="#393939" style:font-name="Courier New" style:font-name-asian="Courier New" style:font-name-complex="Courier New"/>
    </style:style>
    <style:style style:name="T30_46" style:family="text">
      <style:text-properties fo:background-color="#ffffff" fo:color="#393939" style:font-name="Courier New" style:font-name-asian="Courier New" style:font-name-complex="Courier New"/>
    </style:style>
    <style:style style:name="T30_47" style:family="text">
      <style:text-properties fo:background-color="#ffffff" fo:color="#393939" style:font-name="Courier New" style:font-name-asian="Courier New" style:font-name-complex="Courier New"/>
    </style:style>
    <style:style style:name="T30_48" style:family="text">
      <style:text-properties fo:background-color="#ffffff" fo:color="#393939" style:font-name="Courier New" style:font-name-asian="Courier New" style:font-name-complex="Courier New"/>
    </style:style>
    <style:style style:name="T30_49" style:family="text">
      <style:text-properties fo:background-color="#ffffff" fo:color="#393939" style:font-name="Courier New" style:font-name-asian="Courier New" style:font-name-complex="Courier New"/>
    </style:style>
    <style:style style:name="T30_50" style:family="text">
      <style:text-properties fo:background-color="#ffffff" fo:color="#393939" style:font-name="Courier New" style:font-name-asian="Courier New" style:font-name-complex="Courier New"/>
    </style:style>
    <style:style style:name="T30_51" style:family="text">
      <style:text-properties fo:background-color="#ffffff" fo:color="#393939" style:font-name="Courier New" style:font-name-asian="Courier New" style:font-name-complex="Courier New"/>
    </style:style>
    <style:style style:name="T30_52" style:family="text">
      <style:text-properties fo:background-color="#ffffff" fo:color="#393939" style:font-name="Courier New" style:font-name-asian="Courier New" style:font-name-complex="Courier New"/>
    </style:style>
    <style:style style:name="T30_53" style:family="text">
      <style:text-properties fo:background-color="#ffffff" fo:color="#393939" style:font-name="Courier New" style:font-name-asian="Courier New" style:font-name-complex="Courier New"/>
    </style:style>
    <style:style style:name="T30_54" style:family="text">
      <style:text-properties fo:background-color="#ffffff" fo:color="#393939" style:font-name="Courier New" style:font-name-asian="Courier New" style:font-name-complex="Courier New"/>
    </style:style>
    <style:style style:name="T30_55" style:family="text">
      <style:text-properties fo:background-color="#ffffff" fo:color="#393939" style:font-name="Courier New" style:font-name-asian="Courier New" style:font-name-complex="Courier New"/>
    </style:style>
    <style:style style:name="T30_56" style:family="text">
      <style:text-properties fo:background-color="#ffffff" fo:color="#393939" style:font-name="Courier New" style:font-name-asian="Courier New" style:font-name-complex="Courier New"/>
    </style:style>
    <style:style style:name="T30_57" style:family="text">
      <style:text-properties fo:background-color="#ffffff" fo:color="#393939" style:font-name="Courier New" style:font-name-asian="Courier New" style:font-name-complex="Courier New"/>
    </style:style>
    <style:style style:name="T30_58" style:family="text">
      <style:text-properties fo:background-color="#ffffff" fo:color="#393939" style:font-name="Courier New" style:font-name-asian="Courier New" style:font-name-complex="Courier New"/>
    </style:style>
    <style:style style:name="T30_59" style:family="text">
      <style:text-properties fo:background-color="#ffffff" fo:color="#393939" style:font-name="Courier New" style:font-name-asian="Courier New" style:font-name-complex="Courier New"/>
    </style:style>
    <style:style style:name="T30_60" style:family="text">
      <style:text-properties fo:background-color="#ffffff" fo:color="#393939" style:font-name="Courier New" style:font-name-asian="Courier New" style:font-name-complex="Courier New"/>
    </style:style>
    <style:style style:name="T30_61" style:family="text">
      <style:text-properties fo:background-color="#ffffff" fo:color="#393939" style:font-name="Courier New" style:font-name-asian="Courier New" style:font-name-complex="Courier New"/>
    </style:style>
    <style:style style:name="T30_62" style:family="text">
      <style:text-properties fo:background-color="#ffffff" fo:color="#393939" style:font-name="Courier New" style:font-name-asian="Courier New" style:font-name-complex="Courier New"/>
    </style:style>
    <style:style style:name="T30_63" style:family="text">
      <style:text-properties fo:background-color="#ffffff" fo:color="#393939" style:font-name="Courier New" style:font-name-asian="Courier New" style:font-name-complex="Courier New"/>
    </style:style>
    <style:style style:name="T30_64" style:family="text">
      <style:text-properties fo:background-color="#ffffff" fo:color="#393939" style:font-name="Courier New" style:font-name-asian="Courier New" style:font-name-complex="Courier New"/>
    </style:style>
    <style:style style:name="T30_65" style:family="text">
      <style:text-properties fo:background-color="#ffffff" fo:color="#393939" style:font-name="Courier New" style:font-name-asian="Courier New" style:font-name-complex="Courier New"/>
    </style:style>
    <style:style style:name="T30_66" style:family="text">
      <style:text-properties fo:background-color="#ffffff" fo:color="#393939" style:font-name="Courier New" style:font-name-asian="Courier New" style:font-name-complex="Courier New"/>
    </style:style>
    <style:style style:name="T30_67" style:family="text">
      <style:text-properties fo:background-color="#ffffff" fo:color="#393939" style:font-name="Courier New" style:font-name-asian="Courier New" style:font-name-complex="Courier New"/>
    </style:style>
    <style:style style:name="T30_68" style:family="text">
      <style:text-properties fo:background-color="#ffffff" fo:color="#393939" style:font-name="Courier New" style:font-name-asian="Courier New" style:font-name-complex="Courier New"/>
    </style:style>
    <style:style style:name="T30_69" style:family="text">
      <style:text-properties fo:background-color="#ffffff" fo:color="#393939" style:font-name="Courier New" style:font-name-asian="Courier New" style:font-name-complex="Courier New"/>
    </style:style>
    <style:style style:name="T30_70" style:family="text">
      <style:text-properties fo:background-color="#ffffff" fo:color="#393939" style:font-name="Courier New" style:font-name-asian="Courier New" style:font-name-complex="Courier New"/>
    </style:style>
    <style:style style:name="T30_71" style:family="text">
      <style:text-properties fo:background-color="#ffffff" fo:color="#393939" style:font-name="Courier New" style:font-name-asian="Courier New" style:font-name-complex="Courier New"/>
    </style:style>
    <style:style style:name="T30_72" style:family="text">
      <style:text-properties fo:background-color="#ffffff" fo:color="#393939" style:font-name="Courier New" style:font-name-asian="Courier New" style:font-name-complex="Courier New"/>
    </style:style>
    <style:style style:name="T30_73" style:family="text">
      <style:text-properties fo:background-color="#ffffff" fo:color="#393939" style:font-name="Courier New" style:font-name-asian="Courier New" style:font-name-complex="Courier New"/>
    </style:style>
    <style:style style:name="T30_74" style:family="text">
      <style:text-properties fo:background-color="#ffffff" fo:color="#393939" style:font-name="Courier New" style:font-name-asian="Courier New" style:font-name-complex="Courier New"/>
    </style:style>
    <style:style style:name="T30_75" style:family="text">
      <style:text-properties fo:background-color="#ffffff" fo:color="#393939" style:font-name="Courier New" style:font-name-asian="Courier New" style:font-name-complex="Courier New"/>
    </style:style>
    <style:style style:name="T30_76" style:family="text">
      <style:text-properties fo:background-color="#ffffff" fo:color="#393939" style:font-name="Courier New" style:font-name-asian="Courier New" style:font-name-complex="Courier New"/>
    </style:style>
    <style:style style:name="T30_77" style:family="text">
      <style:text-properties fo:background-color="#ffffff" fo:color="#393939" style:font-name="Courier New" style:font-name-asian="Courier New" style:font-name-complex="Courier New"/>
    </style:style>
    <style:style style:name="T30_78" style:family="text">
      <style:text-properties fo:background-color="#ffffff" fo:color="#393939" style:font-name="Courier New" style:font-name-asian="Courier New" style:font-name-complex="Courier New"/>
    </style:style>
    <style:style style:name="T30_79" style:family="text">
      <style:text-properties fo:background-color="#ffffff" fo:color="#393939" style:font-name="Courier New" style:font-name-asian="Courier New" style:font-name-complex="Courier New"/>
    </style:style>
    <style:style style:name="T30_80" style:family="text">
      <style:text-properties fo:background-color="#ffffff" fo:color="#393939" style:font-name="Courier New" style:font-name-asian="Courier New" style:font-name-complex="Courier New"/>
    </style:style>
    <style:style style:name="T30_81" style:family="text">
      <style:text-properties fo:background-color="#ffffff" fo:color="#393939" style:font-name="Courier New" style:font-name-asian="Courier New" style:font-name-complex="Courier New"/>
    </style:style>
    <style:style style:name="T30_82" style:family="text">
      <style:text-properties fo:background-color="#ffffff" fo:color="#393939" style:font-name="Courier New" style:font-name-asian="Courier New" style:font-name-complex="Courier New"/>
    </style:style>
    <style:style style:name="T30_83" style:family="text">
      <style:text-properties fo:background-color="#ffffff" fo:color="#393939" style:font-name="Courier New" style:font-name-asian="Courier New" style:font-name-complex="Courier New"/>
    </style:style>
    <style:style style:name="T30_84" style:family="text">
      <style:text-properties fo:background-color="#ffffff" fo:color="#393939" style:font-name="Courier New" style:font-name-asian="Courier New" style:font-name-complex="Courier New"/>
    </style:style>
    <style:style style:name="T30_85" style:family="text">
      <style:text-properties fo:background-color="#ffffff" fo:color="#393939" style:font-name="Courier New" style:font-name-asian="Courier New" style:font-name-complex="Courier New"/>
    </style:style>
    <style:style style:name="T30_86" style:family="text">
      <style:text-properties fo:background-color="#ffffff" fo:color="#393939" style:font-name="Courier New" style:font-name-asian="Courier New" style:font-name-complex="Courier New"/>
    </style:style>
    <style:style style:name="T30_87" style:family="text">
      <style:text-properties fo:background-color="#ffffff" fo:color="#393939" style:font-name="Courier New" style:font-name-asian="Courier New" style:font-name-complex="Courier New"/>
    </style:style>
    <style:style style:name="T30_88" style:family="text">
      <style:text-properties fo:background-color="#ffffff" fo:color="#393939" style:font-name="Courier New" style:font-name-asian="Courier New" style:font-name-complex="Courier New"/>
    </style:style>
    <style:style style:name="T30_89" style:family="text">
      <style:text-properties fo:background-color="#ffffff" fo:color="#393939" style:font-name="Courier New" style:font-name-asian="Courier New" style:font-name-complex="Courier New"/>
    </style:style>
    <style:style style:name="T30_90" style:family="text">
      <style:text-properties fo:background-color="#ffffff" fo:color="#393939" style:font-name="Courier New" style:font-name-asian="Courier New" style:font-name-complex="Courier New"/>
    </style:style>
    <style:style style:name="T30_91" style:family="text">
      <style:text-properties fo:background-color="#ffffff" fo:color="#393939" style:font-name="Courier New" style:font-name-asian="Courier New" style:font-name-complex="Courier New"/>
    </style:style>
    <style:style style:name="T30_92" style:family="text">
      <style:text-properties fo:background-color="#ffffff" fo:color="#393939" style:font-name="Courier New" style:font-name-asian="Courier New" style:font-name-complex="Courier New"/>
    </style:style>
    <style:style style:name="T30_93" style:family="text">
      <style:text-properties fo:background-color="#ffffff" fo:color="#393939" style:font-name="Courier New" style:font-name-asian="Courier New" style:font-name-complex="Courier New"/>
    </style:style>
    <style:style style:name="T30_94" style:family="text">
      <style:text-properties fo:background-color="#ffffff" fo:color="#393939" style:font-name="Courier New" style:font-name-asian="Courier New" style:font-name-complex="Courier New"/>
    </style:style>
    <style:style style:name="T30_95" style:family="text">
      <style:text-properties fo:background-color="#ffffff" fo:color="#393939" style:font-name="Courier New" style:font-name-asian="Courier New" style:font-name-complex="Courier New"/>
    </style:style>
    <style:style style:name="T30_96" style:family="text">
      <style:text-properties fo:background-color="#ffffff" fo:color="#393939" style:font-name="Courier New" style:font-name-asian="Courier New" style:font-name-complex="Courier New"/>
    </style:style>
    <style:style style:name="T30_97" style:family="text">
      <style:text-properties fo:background-color="#ffffff" fo:color="#393939" style:font-name="Courier New" style:font-name-asian="Courier New" style:font-name-complex="Courier New"/>
    </style:style>
    <style:style style:name="T30_98" style:family="text">
      <style:text-properties fo:background-color="#ffffff" fo:color="#393939" style:font-name="Courier New" style:font-name-asian="Courier New" style:font-name-complex="Courier New"/>
    </style:style>
    <style:style style:name="T30_99" style:family="text">
      <style:text-properties fo:background-color="#ffffff" fo:color="#393939" style:font-name="Courier New" style:font-name-asian="Courier New" style:font-name-complex="Courier New"/>
    </style:style>
    <style:style style:name="T30_100" style:family="text">
      <style:text-properties fo:background-color="#ffffff" fo:color="#393939" style:font-name="Courier New" style:font-name-asian="Courier New" style:font-name-complex="Courier New"/>
    </style:style>
    <style:style style:name="T30_101" style:family="text">
      <style:text-properties fo:background-color="#ffffff" fo:color="#393939" style:font-name="Courier New" style:font-name-asian="Courier New" style:font-name-complex="Courier New"/>
    </style:style>
    <style:style style:name="T30_102" style:family="text">
      <style:text-properties fo:background-color="#ffffff" fo:color="#393939" style:font-name="Courier New" style:font-name-asian="Courier New" style:font-name-complex="Courier New"/>
    </style:style>
    <style:style style:name="T30_103" style:family="text">
      <style:text-properties fo:background-color="#ffffff" fo:color="#393939" style:font-name="Courier New" style:font-name-asian="Courier New" style:font-name-complex="Courier New"/>
    </style:style>
    <style:style style:name="T30_104" style:family="text">
      <style:text-properties fo:background-color="#ffffff" fo:color="#393939" style:font-name="Courier New" style:font-name-asian="Courier New" style:font-name-complex="Courier New"/>
    </style:style>
    <style:style style:name="T30_105" style:family="text">
      <style:text-properties fo:background-color="#ffffff" fo:color="#393939" style:font-name="Courier New" style:font-name-asian="Courier New" style:font-name-complex="Courier New"/>
    </style:style>
    <style:style style:name="T30_106" style:family="text">
      <style:text-properties fo:background-color="#ffffff" fo:color="#393939" style:font-name="Courier New" style:font-name-asian="Courier New" style:font-name-complex="Courier New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/>
    <style:style style:name="T33_2" style:family="text">
      <style:text-properties fo:color="#000099" style:text-underline-style="solid" style:text-underline-color="font-color"/>
    </style:style>
    <style:style style:name="T33_3" style:family="text"/>
    <style:style style:name="T33_4" style:family="text">
      <style:text-properties fo:color="#000099" style:text-underline-style="solid" style:text-underline-color="font-color"/>
    </style:style>
    <style:style style:name="T33_5" style:family="text"/>
    <style:style style:name="T33_6" style:family="text">
      <style:text-properties fo:color="#000099" style:text-underline-style="solid" style:text-underline-color="font-color"/>
    </style:style>
    <style:style style:name="T33_7" style:family="text"/>
    <style:style style:name="T33_8" style:family="text">
      <style:text-properties fo:color="#000099" style:text-underline-style="solid" style:text-underline-color="font-color"/>
    </style:style>
    <style:style style:name="T33_9" style:family="text"/>
    <style:style style:name="T33_10" style:family="text">
      <style:text-properties fo:color="#000099" style:text-underline-style="solid" style:text-underline-color="font-color"/>
    </style:style>
    <style:style style:name="T33_11" style:family="text"/>
    <style:style style:name="T33_12" style:family="text">
      <style:text-properties fo:color="#000099" style:text-underline-style="solid" style:text-underline-color="font-color"/>
    </style:style>
    <style:style style:name="T33_13" style:family="text"/>
    <style:style style:name="T33_14" style:family="text">
      <style:text-properties fo:color="#000099" style:text-underline-style="solid" style:text-underline-color="font-color"/>
    </style:style>
    <style:style style:name="T33_15" style:family="text"/>
    <style:style style:name="T33_16" style:family="text">
      <style:text-properties fo:color="#000099" style:text-underline-style="solid" style:text-underline-color="font-color"/>
    </style:style>
    <style:style style:name="T33_17" style:family="text"/>
    <style:style style:name="T33_18" style:family="text">
      <style:text-properties fo:color="#000099" style:text-underline-style="solid" style:text-underline-color="font-color"/>
    </style:style>
    <style:style style:name="T33_19" style:family="text"/>
    <style:style style:name="T33_20" style:family="text">
      <style:text-properties fo:color="#000099" style:text-underline-style="solid" style:text-underline-color="font-color"/>
    </style:style>
    <style:style style:name="T33_21" style:family="text"/>
    <style:style style:name="T33_22" style:family="text">
      <style:text-properties fo:color="#000099" style:text-underline-style="solid" style:text-underline-color="font-color"/>
    </style:style>
    <style:style style:name="T33_23" style:family="text"/>
    <style:style style:name="T33_24" style:family="text">
      <style:text-properties fo:color="#000099" style:text-underline-style="solid" style:text-underline-color="font-color"/>
    </style:style>
    <style:style style:name="T33_25" style:family="text"/>
    <style:style style:name="T33_26" style:family="text">
      <style:text-properties fo:color="#000099" style:text-underline-style="solid" style:text-underline-color="font-color"/>
    </style:style>
    <style:style style:name="T33_27" style:family="text"/>
    <style:style style:name="T33_28" style:family="text">
      <style:text-properties fo:color="#000099" style:text-underline-style="solid" style:text-underline-color="font-color"/>
    </style:style>
    <style:style style:name="T33_29" style:family="text"/>
    <style:style style:name="T33_30" style:family="text">
      <style:text-properties fo:color="#000099" style:text-underline-style="solid" style:text-underline-color="font-color"/>
    </style:style>
    <style:style style:name="T33_31" style:family="text"/>
    <style:style style:name="T33_32" style:family="text">
      <style:text-properties fo:color="#000099" style:text-underline-style="solid" style:text-underline-color="font-color"/>
    </style:style>
    <style:style style:name="T33_33" style:family="text"/>
    <style:style style:name="T33_34" style:family="text">
      <style:text-properties fo:color="#000099" style:text-underline-style="solid" style:text-underline-color="font-color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36" style:family="paragraph" style:parent-style-name="Heading_20_3">
      <style:paragraph-properties fo:break-before="auto" style:writing-mode="lr-tb"/>
    </style:style>
    <style:style style:name="T36_1" style:family="text"/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41" style:family="paragraph" style:parent-style-name="Heading_20_3">
      <style:paragraph-properties fo:break-before="auto" style:writing-mode="lr-tb"/>
    </style:style>
    <style:style style:name="T41_1" style:family="text"/>
    <style:style style:name="T41_2" style:family="text"/>
    <style:style style:name="T41_3" style:family="text"/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/>
    <style:style style:name="T43_2" style:family="text"/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fo:font-style="italic" style:font-style-asian="italic" style:font-style-complex="italic"/>
    </style:style>
    <style:style style:name="T46_2" style:family="text">
      <style:text-properties fo:font-style="italic" style:font-style-asian="italic" style:font-style-complex="italic"/>
    </style:style>
    <style:style style:name="T46_3" style:family="text">
      <style:text-properties fo:font-style="italic" style:font-style-asian="italic" style:font-style-complex="italic"/>
    </style:style>
    <style:style style:name="T46_4" style:family="text">
      <style:text-properties fo:font-style="italic" style:font-style-asian="italic" style:font-style-complex="italic"/>
    </style:style>
    <style:style style:name="P47" style:family="paragraph" style:parent-style-name="Standard">
      <style:paragraph-properties fo:break-before="auto" style:writing-mode="lr-tb"/>
    </style:style>
    <style:style style:name="T47_1" style:family="text">
      <style:text-properties style:font-name="Courier New" style:font-name-asian="Courier New" style:font-name-complex="Courier New"/>
    </style:style>
    <style:style style:name="T47_2" style:family="text">
      <style:text-properties style:font-name="Courier New" style:font-name-asian="Courier New" style:font-name-complex="Courier New"/>
    </style:style>
    <style:style style:name="T47_3" style:family="text">
      <style:text-properties style:font-name="Courier New" style:font-name-asian="Courier New" style:font-name-complex="Courier New"/>
    </style:style>
    <style:style style:name="T47_4" style:family="text">
      <style:text-properties style:font-name="Courier New" style:font-name-asian="Courier New" style:font-name-complex="Courier New"/>
    </style:style>
    <style:style style:name="T47_5" style:family="text">
      <style:text-properties style:font-name="Courier New" style:font-name-asian="Courier New" style:font-name-complex="Courier New"/>
    </style:style>
    <style:style style:name="T47_6" style:family="text">
      <style:text-properties style:font-name="Courier New" style:font-name-asian="Courier New" style:font-name-complex="Courier New"/>
    </style:style>
    <style:style style:name="P48" style:family="paragraph" style:parent-style-name="Standard">
      <style:paragraph-properties fo:break-before="auto" style:writing-mode="lr-tb"/>
    </style:style>
    <style:style style:name="T48_1" style:family="text">
      <style:text-properties style:font-name="Courier New" style:font-name-asian="Courier New" style:font-name-complex="Courier New"/>
    </style:style>
    <style:style style:name="T48_2" style:family="text">
      <style:text-properties style:font-name="Courier New" style:font-name-asian="Courier New" style:font-name-complex="Courier New"/>
    </style:style>
    <style:style style:name="T48_3" style:family="text">
      <style:text-properties style:font-name="Courier New" style:font-name-asian="Courier New" style:font-name-complex="Courier New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font-name="Courier New" style:font-name-asian="Courier New" style:font-name-complex="Courier New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/>
    <style:style style:name="T50_2" style:family="text">
      <style:text-properties fo:background-color="#ffffff" style:font-name="Verdana" style:font-name-asian="Verdana" style:font-name-complex="Verdana"/>
    </style:style>
    <style:style style:name="T50_3" style:family="text">
      <style:text-properties fo:background-color="#ffffff" style:font-name="Verdana" style:font-name-asian="Verdana" style:font-name-complex="Verdana"/>
    </style:style>
    <style:style style:name="T50_4" style:family="text">
      <style:text-properties fo:background-color="#ffffff" style:font-name="Verdana" style:font-name-asian="Verdana" style:font-name-complex="Verdana"/>
    </style:style>
    <style:style style:name="T50_5" style:family="text">
      <style:text-properties fo:background-color="#ffffff" style:font-name="Verdana" style:font-name-asian="Verdana" style:font-name-complex="Verdana"/>
    </style:style>
    <style:style style:name="T50_6" style:family="text">
      <style:text-properties fo:background-color="#ffffff" style:font-name="Verdana" style:font-name-asian="Verdana" style:font-name-complex="Verdana"/>
    </style:style>
    <style:style style:name="T50_7" style:family="text">
      <style:text-properties fo:background-color="#ffffff" style:font-name="Verdana" style:font-name-asian="Verdana" style:font-name-complex="Verdana"/>
    </style:style>
    <style:style style:name="T50_8" style:family="text">
      <style:text-properties fo:background-color="#ffffff" style:font-name="Verdana" style:font-name-asian="Verdana" style:font-name-complex="Verdana"/>
    </style:style>
    <style:style style:name="T50_9" style:family="text">
      <style:text-properties fo:background-color="#ffffff" style:font-name="Verdana" style:font-name-asian="Verdana" style:font-name-complex="Verdana"/>
    </style:style>
    <style:style style:name="T50_10" style:family="text">
      <style:text-properties fo:background-color="#ffffff" style:font-name="Verdana" style:font-name-asian="Verdana" style:font-name-complex="Verdana"/>
    </style:style>
    <style:style style:name="T50_11" style:family="text">
      <style:text-properties fo:background-color="#ffffff" style:font-name="Verdana" style:font-name-asian="Verdana" style:font-name-complex="Verdana"/>
    </style:style>
    <style:style style:name="T50_12" style:family="text">
      <style:text-properties fo:background-color="#ffffff" style:font-name="Verdana" style:font-name-asian="Verdana" style:font-name-complex="Verdana"/>
    </style:style>
    <style:style style:name="T50_13" style:family="text">
      <style:text-properties fo:background-color="#ffffff" style:font-name="Verdana" style:font-name-asian="Verdana" style:font-name-complex="Verdana"/>
    </style:style>
    <style:style style:name="T50_14" style:family="text">
      <style:text-properties fo:background-color="#ffffff" style:font-name="Verdana" style:font-name-asian="Verdana" style:font-name-complex="Verdana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font-name="Courier New" style:font-name-asian="Courier New" style:font-name-complex="Courier New"/>
    </style:style>
    <style:style style:name="T57_2" style:family="text">
      <style:text-properties style:font-name="Courier New" style:font-name-asian="Courier New" style:font-name-complex="Courier New"/>
    </style:style>
    <style:style style:name="T57_3" style:family="text">
      <style:text-properties style:font-name="Courier New" style:font-name-asian="Courier New" style:font-name-complex="Courier New"/>
    </style:style>
    <style:style style:name="T57_4" style:family="text">
      <style:text-properties style:font-name="Courier New" style:font-name-asian="Courier New" style:font-name-complex="Courier New"/>
    </style:style>
    <style:style style:name="T57_5" style:family="text">
      <style:text-properties style:font-name="Courier New" style:font-name-asian="Courier New" style:font-name-complex="Courier New"/>
    </style:style>
    <style:style style:name="T57_6" style:family="text">
      <style:text-properties style:font-name="Courier New" style:font-name-asian="Courier New" style:font-name-complex="Courier New"/>
    </style:style>
    <style:style style:name="T57_7" style:family="text">
      <style:text-properties style:font-name="Courier New" style:font-name-asian="Courier New" style:font-name-complex="Courier New"/>
    </style:style>
    <style:style style:name="T57_8" style:family="text">
      <style:text-properties style:font-name="Courier New" style:font-name-asian="Courier New" style:font-name-complex="Courier New"/>
    </style:style>
    <style:style style:name="T57_9" style:family="text">
      <style:text-properties style:font-name="Courier New" style:font-name-asian="Courier New" style:font-name-complex="Courier New"/>
    </style:style>
    <style:style style:name="T57_10" style:family="text">
      <style:text-properties style:font-name="Courier New" style:font-name-asian="Courier New" style:font-name-complex="Courier New"/>
    </style:style>
    <style:style style:name="T57_11" style:family="text">
      <style:text-properties style:font-name="Courier New" style:font-name-asian="Courier New" style:font-name-complex="Courier New"/>
    </style:style>
    <style:style style:name="T57_12" style:family="text">
      <style:text-properties style:font-name="Courier New" style:font-name-asian="Courier New" style:font-name-complex="Courier New"/>
    </style:style>
    <style:style style:name="T57_13" style:family="text">
      <style:text-properties style:font-name="Courier New" style:font-name-asian="Courier New" style:font-name-complex="Courier New"/>
    </style:style>
    <style:style style:name="T57_14" style:family="text">
      <style:text-properties style:font-name="Courier New" style:font-name-asian="Courier New" style:font-name-complex="Courier New"/>
    </style:style>
    <style:style style:name="T57_15" style:family="text">
      <style:text-properties style:font-name="Courier New" style:font-name-asian="Courier New" style:font-name-complex="Courier New"/>
    </style:style>
    <style:style style:name="T57_16" style:family="text">
      <style:text-properties style:font-name="Courier New" style:font-name-asian="Courier New" style:font-name-complex="Courier New"/>
    </style:style>
    <style:style style:name="P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P59" style:family="paragraph" style:parent-style-name="Heading_20_3">
      <style:paragraph-properties fo:break-before="auto" style:writing-mode="lr-tb"/>
    </style:style>
    <style:style style:name="T59_1" style:family="text"/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1_2" style:family="text"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1_3" style:family="text"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2_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2_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2_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2_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2_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2_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2_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2_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2_1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2_1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2_1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2_1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2_1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2_1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2_1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2_1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2_1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3_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3_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3_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3_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3_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3_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3_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4_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4_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4_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4_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4_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4_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4_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4_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4_1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64_1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>
      <style:text-properties fo:color="#000099" style:text-underline-style="solid" style:text-underline-color="font-color"/>
    </style:style>
    <style:style style:name="T67_22" style:family="text"/>
    <style:style style:name="T67_23" style:family="text">
      <style:text-properties fo:color="#000099" style:text-underline-style="solid" style:text-underline-color="font-color"/>
    </style:style>
    <style:style style:name="T67_24" style:family="text"/>
    <style:style style:name="T67_25" style:family="text">
      <style:text-properties fo:color="#000099" style:text-underline-style="solid" style:text-underline-color="font-color"/>
    </style:style>
    <style:style style:name="T67_26" style:family="text"/>
    <style:style style:name="T67_27" style:family="text">
      <style:text-properties fo:color="#000099" style:text-underline-style="solid" style:text-underline-color="font-color"/>
    </style:style>
    <style:style style:name="T67_28" style:family="text"/>
    <style:style style:name="T67_29" style:family="text">
      <style:text-properties fo:color="#000099" style:text-underline-style="solid" style:text-underline-color="font-color"/>
    </style:style>
    <style:style style:name="T67_30" style:family="text"/>
    <style:style style:name="T67_31" style:family="text">
      <style:text-properties fo:color="#000099" style:text-underline-style="solid" style:text-underline-color="font-color"/>
    </style:style>
    <style:style style:name="T67_32" style:family="text"/>
    <style:style style:name="T67_33" style:family="text">
      <style:text-properties fo:color="#000099" style:text-underline-style="solid" style:text-underline-color="font-color"/>
    </style:style>
    <style:style style:name="T67_34" style:family="text"/>
    <style:style style:name="T67_35" style:family="text">
      <style:text-properties fo:color="#000099" style:text-underline-style="solid" style:text-underline-color="font-color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6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6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6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7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7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7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7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7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7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7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7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7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7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8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8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8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8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8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8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8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70_8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/>
    <style:style style:name="T74_2" style:family="text"/>
    <style:style style:name="T74_3" style:family="text"/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/>
    <style:style style:name="T75_2" style:family="text"/>
    <style:style style:name="T75_3" style:family="text"/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/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0" style:family="paragraph" style:parent-style-name="Heading_20_3">
      <style:paragraph-properties fo:break-before="auto" fo:margin-top="0.494cm" fo:margin-bottom="0.141cm" style:writing-mode="lr-tb"/>
    </style:style>
    <style:style style:name="T80_1" style:family="text">
      <style:text-properties fo:background-color="#ffffff" fo:color="#333333" style:font-name="Georgia" style:font-name-asian="Georgia" style:font-name-complex="Georgia" fo:font-weight="normal" style:font-weight-asian="normal" style:font-weight-complex="normal"/>
    </style:style>
    <style:style style:name="T80_2" style:family="text">
      <style:text-properties fo:background-color="#ffffff" fo:color="#333333" style:font-name="Georgia" style:font-name-asian="Georgia" style:font-name-complex="Georgia" fo:font-weight="normal" style:font-weight-asian="normal" style:font-weight-complex="normal"/>
    </style:style>
    <style:style style:name="T80_3" style:family="text">
      <style:text-properties fo:background-color="#ffffff" fo:color="#333333" style:font-name="Georgia" style:font-name-asian="Georgia" style:font-name-complex="Georgia" fo:font-weight="normal" style:font-weight-asian="normal" style:font-weight-complex="normal"/>
    </style:style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</office:automatic-styles>
  <office:body>
    <office:text>
      <text:p text:style-name="P1"><text:span text:style-name="T1_1">Topics</text:span></text:p>
      <text:p text:style-name="P2"><text:span text:style-name="T2_1">-<text:s/></text:span><text:span text:style-name="T2_2">Introduce</text:span><text:span text:style-name="T2_3"><text:s/></text:span><text:span text:style-name="T2_4">idea</text:span><text:span text:style-name="T2_5"><text:s/></text:span><text:span text:style-name="T2_6">of</text:span><text:span text:style-name="T2_7"><text:s/></text:span><text:span text:style-name="T2_8">oocss</text:span></text:p>
      <text:p text:style-name="P3"><text:span text:style-name="T3_1">-<text:s/></text:span><text:span text:style-name="T3_2">Review</text:span><text:span text:style-name="T3_3"><text:s/>/<text:s/></text:span><text:span text:style-name="T3_4">Revise</text:span><text:span text:style-name="T3_5"><text:s/></text:span><text:span text:style-name="T3_6">helper</text:span><text:span text:style-name="T3_7"><text:s/></text:span><text:span text:style-name="T3_8">file</text:span></text:p>
      <text:p text:style-name="P4"/>
      <text:p text:style-name="P5"><text:span text:style-name="T5_1">Meeting</text:span><text:span text:style-name="T5_2"><text:s/></text:span><text:span text:style-name="T5_3">notes</text:span><text:span text:style-name="T5_4">:</text:span></text:p>
      <text:p text:style-name="P6"/>
      <text:p text:style-name="P7"><text:span text:style-name="T7_1">Indentation</text:span></text:p>
      <text:p text:style-name="P8"><text:span text:style-name="T8_1">Lines</text:span><text:span text:style-name="T8_2"><text:s/></text:span><text:span text:style-name="T8_3">should</text:span><text:span text:style-name="T8_4"><text:s/></text:span><text:span text:style-name="T8_5">have</text:span><text:span text:style-name="T8_6"><text:s/></text:span><text:span text:style-name="T8_7">no</text:span><text:span text:style-name="T8_8"><text:s/></text:span><text:span text:style-name="T8_9">trailing</text:span><text:span text:style-name="T8_10"><text:s/></text:span><text:span text:style-name="T8_11">whitespace</text:span><text:span text:style-name="T8_12"><text:s/></text:span><text:span text:style-name="T8_13">at</text:span><text:span text:style-name="T8_14"><text:s/></text:span><text:span text:style-name="T8_15">the</text:span><text:span text:style-name="T8_16"><text:s/></text:span><text:span text:style-name="T8_17">end</text:span><text:span text:style-name="T8_18">.</text:span></text:p>
      <text:p text:style-name="P9"><text:span text:style-name="T9_1">Files</text:span><text:span text:style-name="T9_2"><text:s/></text:span><text:span text:style-name="T9_3">should</text:span><text:span text:style-name="T9_4"><text:s/></text:span><text:span text:style-name="T9_5">be</text:span><text:span text:style-name="T9_6"><text:s/></text:span><text:span text:style-name="T9_7">formatted</text:span><text:span text:style-name="T9_8"><text:s/></text:span><text:span text:style-name="T9_9">with</text:span><text:span text:style-name="T9_10"><text:s/>\</text:span><text:span text:style-name="T9_11">n</text:span><text:span text:style-name="T9_12"><text:s/></text:span><text:span text:style-name="T9_13">as</text:span><text:span text:style-name="T9_14"><text:s/></text:span><text:span text:style-name="T9_15">the</text:span><text:span text:style-name="T9_16"><text:s/></text:span><text:span text:style-name="T9_17">line</text:span><text:span text:style-name="T9_18"><text:s/></text:span><text:span text:style-name="T9_19">ending</text:span><text:span text:style-name="T9_20"><text:s/>(</text:span><text:span text:style-name="T9_21">Unix</text:span><text:span text:style-name="T9_22"><text:s/></text:span><text:span text:style-name="T9_23">line</text:span><text:span text:style-name="T9_24"><text:s/></text:span><text:span text:style-name="T9_25">endings</text:span><text:span text:style-name="T9_26">),<text:s/></text:span><text:span text:style-name="T9_27">not</text:span><text:span text:style-name="T9_28"><text:s/>\</text:span><text:span text:style-name="T9_29">r</text:span><text:span text:style-name="T9_30">\</text:span><text:span text:style-name="T9_31">n</text:span><text:span text:style-name="T9_32"><text:s/>(</text:span><text:span text:style-name="T9_33">Windows</text:span><text:span text:style-name="T9_34"><text:s/></text:span><text:span text:style-name="T9_35">line</text:span><text:span text:style-name="T9_36"><text:s/></text:span><text:span text:style-name="T9_37">endings</text:span><text:span text:style-name="T9_38">).</text:span></text:p>
      <text:p text:style-name="P10"/>
      <text:p text:style-name="P11"><text:span text:style-name="T11_1">For</text:span><text:span text:style-name="T11_2"><text:s/></text:span><text:span text:style-name="T11_3">windows</text:span><text:span text:style-name="T11_4"><text:s/></text:span><text:span text:style-name="T11_5">users</text:span></text:p>
      <text:p text:style-name="P12"><text:span text:style-name="T12_1">When</text:span><text:span text:style-name="T12_2"><text:s/></text:span><text:span text:style-name="T12_3">setting</text:span><text:span text:style-name="T12_4"><text:s/></text:span><text:span text:style-name="T12_5">up</text:span><text:span text:style-name="T12_6"><text:s/></text:span><text:span text:style-name="T12_7">git</text:span><text:span text:style-name="T12_8"><text:s/></text:span><text:span text:style-name="T12_9">windows</text:span><text:span text:style-name="T12_10"><text:s/></text:span><text:span text:style-name="T12_11">users</text:span><text:span text:style-name="T12_12"><text:s/></text:span><text:span text:style-name="T12_13">should</text:span><text:span text:style-name="T12_14"><text:s/></text:span><text:span text:style-name="T12_15">setup</text:span><text:span text:style-name="T12_16"><text:s/></text:span><text:span text:style-name="T12_17">configuration</text:span><text:span text:style-name="T12_18"><text:s/></text:span><text:span text:style-name="T12_19">to</text:span><text:span text:style-name="T12_20"><text:s/></text:span><text:span text:style-name="T12_21">convert</text:span><text:span text:style-name="T12_22"><text:s/></text:span><text:span text:style-name="T12_23">line</text:span><text:span text:style-name="T12_24"><text:s/></text:span><text:span text:style-name="T12_25">endings</text:span></text:p>
      <text:p text:style-name="P13"><text:span text:style-name="T13_1">git</text:span><text:span text:style-name="T13_2"><text:s/></text:span><text:span text:style-name="T13_3">config</text:span><text:span text:style-name="T13_4"><text:s/>--</text:span><text:span text:style-name="T13_5">global</text:span><text:span text:style-name="T13_6"><text:s/></text:span><text:span text:style-name="T13_7">core</text:span><text:span text:style-name="T13_8">.</text:span><text:span text:style-name="T13_9">autocrlf</text:span><text:span text:style-name="T13_10"><text:s/></text:span><text:span text:style-name="T13_11">input</text:span></text:p>
      <text:p text:style-name="P14"><text:span text:style-name="T14_1"><text:a xlink:type="simple" xlink:href="http://help.github.com/line-endings/"><text:span text:style-name="T14_2">http</text:span></text:a></text:span><text:span text:style-name="T14_3"><text:a xlink:type="simple" xlink:href="http://help.github.com/line-endings/"><text:span text:style-name="T14_4">://</text:span></text:a></text:span><text:span text:style-name="T14_5"><text:a xlink:type="simple" xlink:href="http://help.github.com/line-endings/"><text:span text:style-name="T14_6">help</text:span></text:a></text:span><text:span text:style-name="T14_7"><text:a xlink:type="simple" xlink:href="http://help.github.com/line-endings/"><text:span text:style-name="T14_8">.</text:span></text:a></text:span><text:span text:style-name="T14_9"><text:a xlink:type="simple" xlink:href="http://help.github.com/line-endings/"><text:span text:style-name="T14_10">github</text:span></text:a></text:span><text:span text:style-name="T14_11"><text:a xlink:type="simple" xlink:href="http://help.github.com/line-endings/"><text:span text:style-name="T14_12">.</text:span></text:a></text:span><text:span text:style-name="T14_13"><text:a xlink:type="simple" xlink:href="http://help.github.com/line-endings/"><text:span text:style-name="T14_14">com</text:span></text:a></text:span><text:span text:style-name="T14_15"><text:a xlink:type="simple" xlink:href="http://help.github.com/line-endings/"><text:span text:style-name="T14_16">/</text:span></text:a></text:span><text:span text:style-name="T14_17"><text:a xlink:type="simple" xlink:href="http://help.github.com/line-endings/"><text:span text:style-name="T14_18">line</text:span></text:a></text:span><text:span text:style-name="T14_19"><text:a xlink:type="simple" xlink:href="http://help.github.com/line-endings/"><text:span text:style-name="T14_20">-</text:span></text:a></text:span><text:span text:style-name="T14_21"><text:a xlink:type="simple" xlink:href="http://help.github.com/line-endings/"><text:span text:style-name="T14_22">endings</text:span></text:a></text:span><text:span text:style-name="T14_23"><text:a xlink:type="simple" xlink:href="http://help.github.com/line-endings/"><text:span text:style-name="T14_24">/</text:span></text:a></text:span></text:p>
      <text:p text:style-name="P15"/>
      <text:p text:style-name="P16"><text:span text:style-name="T16_1">php</text:span><text:span text:style-name="T16_2"><text:s/>-<text:s/></text:span><text:span text:style-name="T16_3">start</text:span><text:span text:style-name="T16_4"><text:s/></text:span><text:span text:style-name="T16_5">with</text:span><text:span text:style-name="T16_6"><text:s/></text:span><text:span text:style-name="T16_7">double</text:span><text:span text:style-name="T16_8"><text:s/></text:span><text:span text:style-name="T16_9">quotes</text:span><text:span text:style-name="T16_10"><text:s/></text:span><text:span text:style-name="T16_11">instead</text:span><text:span text:style-name="T16_12"><text:s/></text:span><text:span text:style-name="T16_13">of</text:span><text:span text:style-name="T16_14"><text:s/></text:span><text:span text:style-name="T16_15">single</text:span><text:span text:style-name="T16_16"><text:s/></text:span><text:span text:style-name="T16_17">quotes</text:span></text:p>
      <text:p text:style-name="P17"/>
      <text:p text:style-name="P18"><text:span text:style-name="T18_1">Git</text:span><text:span text:style-name="T18_2"><text:s/></text:span><text:span text:style-name="T18_3">Repo</text:span><text:span text:style-name="T18_4"><text:s/></text:span><text:span text:style-name="T18_5">Structure</text:span></text:p>
      <text:p text:style-name="P19"><text:span text:style-name="T19_1">-<text:s/>/</text:span><text:span text:style-name="T19_2">data</text:span></text:p>
      <text:p text:style-name="P20"><text:span text:style-name="T20_1">-<text:s/>/</text:span><text:span text:style-name="T20_2">data</text:span><text:span text:style-name="T20_3">/</text:span><text:span text:style-name="T20_4">wp</text:span><text:span text:style-name="T20_5">-</text:span><text:span text:style-name="T20_6">settings</text:span><text:span text:style-name="T20_7">.</text:span><text:span text:style-name="T20_8">php</text:span></text:p>
      <text:p text:style-name="P21"><text:span text:style-name="T21_1">-<text:s/>/</text:span><text:span text:style-name="T21_2">db</text:span><text:span text:style-name="T21_3"><text:s/></text:span></text:p>
      <text:p text:style-name="P22"><text:span text:style-name="T22_1">-<text:s/>/</text:span><text:span text:style-name="T22_2">www</text:span></text:p>
      <text:p text:style-name="P23"><text:span text:style-name="T23_1">-<text:s/></text:span><text:span text:style-name="T23_2">latest</text:span><text:span text:style-name="T23_3">.</text:span><text:span text:style-name="T23_4">zip</text:span></text:p>
      <text:p text:style-name="P24"><text:span text:style-name="T24_1">-<text:s/>*.</text:span><text:span text:style-name="T24_2">sh</text:span></text:p>
      <text:p text:style-name="P25"/>
      <text:h text:style-name="P26" text:outline-level="10"><text:bookmark-start text:name="h.wlplrz4ah9gz"/><text:bookmark-end text:name="h.wlplrz4ah9gz"/><text:span text:style-name="T26_1">Gitignore</text:span><text:span text:style-name="T26_2"><text:s/></text:span><text:span text:style-name="T26_3">files</text:span></text:h>
      <text:p text:style-name="P27"/>
      <text:p text:style-name="P28"><text:span text:style-name="T28_1">All</text:span><text:span text:style-name="T28_2"><text:s/></text:span><text:span text:style-name="T28_3">developers</text:span><text:span text:style-name="T28_4"><text:s/></text:span><text:span text:style-name="T28_5">should</text:span><text:span text:style-name="T28_6"><text:s/></text:span><text:span text:style-name="T28_7">have</text:span><text:span text:style-name="T28_8"><text:s/>.</text:span><text:span text:style-name="T28_9">gitignore</text:span><text:span text:style-name="T28_10"><text:s/></text:span><text:span text:style-name="T28_11">in</text:span><text:span text:style-name="T28_12"><text:s/></text:span><text:span text:style-name="T28_13">their</text:span><text:span text:style-name="T28_14"><text:s/></text:span><text:span text:style-name="T28_15">home</text:span><text:span text:style-name="T28_16"><text:s/>/<text:s/></text:span><text:span text:style-name="T28_17">User</text:span><text:span text:style-name="T28_18"><text:s/>(</text:span><text:span text:style-name="T28_19">macs</text:span><text:span text:style-name="T28_20">)<text:s text:c="3"/></text:span><text:span text:style-name="T28_21">folder</text:span></text:p>
      <text:p text:style-name="P29"/>
      <text:p text:style-name="P30"><text:span text:style-name="T30_1">#<text:s/></text:span><text:span text:style-name="T30_2">Compiled</text:span><text:span text:style-name="T30_3"><text:s/></text:span><text:span text:style-name="T30_4">source</text:span><text:span text:style-name="T30_5"><text:s/>#<text:line-break/>###################<text:line-break/>*.</text:span><text:span text:style-name="T30_6">com</text:span><text:span text:style-name="T30_7"><text:line-break/>*.</text:span><text:span text:style-name="T30_8">class</text:span><text:span text:style-name="T30_9"><text:line-break/>*.</text:span><text:span text:style-name="T30_10">dll</text:span><text:span text:style-name="T30_11"><text:line-break/>*.</text:span><text:span text:style-name="T30_12">exe</text:span><text:span text:style-name="T30_13"><text:line-break/>*.</text:span><text:span text:style-name="T30_14">o</text:span><text:span text:style-name="T30_15"><text:line-break/>*.</text:span><text:span text:style-name="T30_16">so</text:span><text:span text:style-name="T30_17"><text:line-break/><text:line-break/>#<text:s/></text:span><text:span text:style-name="T30_18">Packages</text:span><text:span text:style-name="T30_19"><text:s/>#<text:line-break/>############<text:line-break/>#<text:s/></text:span><text:span text:style-name="T30_20">it</text:span><text:span text:style-name="T30_21">'</text:span><text:span text:style-name="T30_22">s</text:span><text:span text:style-name="T30_23"><text:s/></text:span><text:span text:style-name="T30_24">better</text:span><text:span text:style-name="T30_25"><text:s/></text:span><text:span text:style-name="T30_26">to</text:span><text:span text:style-name="T30_27"><text:s/></text:span><text:span text:style-name="T30_28">unpack</text:span><text:span text:style-name="T30_29"><text:s/></text:span><text:span text:style-name="T30_30">these</text:span><text:span text:style-name="T30_31"><text:s/></text:span><text:span text:style-name="T30_32">files</text:span><text:span text:style-name="T30_33"><text:s/></text:span><text:span text:style-name="T30_34">and</text:span><text:span text:style-name="T30_35"><text:s/></text:span><text:span text:style-name="T30_36">commit</text:span><text:span text:style-name="T30_37"><text:s/></text:span><text:span text:style-name="T30_38">the</text:span><text:span text:style-name="T30_39"><text:s/></text:span><text:span text:style-name="T30_40">raw</text:span><text:span text:style-name="T30_41"><text:s/></text:span><text:span text:style-name="T30_42">source</text:span><text:span text:style-name="T30_43"><text:line-break/>#<text:s/></text:span><text:span text:style-name="T30_44">git</text:span><text:span text:style-name="T30_45"><text:s/></text:span><text:span text:style-name="T30_46">has</text:span><text:span text:style-name="T30_47"><text:s/></text:span><text:span text:style-name="T30_48">its</text:span><text:span text:style-name="T30_49"><text:s/></text:span><text:span text:style-name="T30_50">own</text:span><text:span text:style-name="T30_51"><text:s/></text:span><text:span text:style-name="T30_52">built</text:span><text:span text:style-name="T30_53"><text:s/></text:span><text:span text:style-name="T30_54">in</text:span><text:span text:style-name="T30_55"><text:s/></text:span><text:span text:style-name="T30_56">compression</text:span><text:span text:style-name="T30_57"><text:s/></text:span><text:span text:style-name="T30_58">methods</text:span><text:span text:style-name="T30_59"><text:line-break/>*.7</text:span><text:span text:style-name="T30_60">z</text:span><text:span text:style-name="T30_61"><text:line-break/>*.</text:span><text:span text:style-name="T30_62">dmg</text:span><text:span text:style-name="T30_63"><text:line-break/>*.</text:span><text:span text:style-name="T30_64">gz</text:span><text:span text:style-name="T30_65"><text:line-break/>*.</text:span><text:span text:style-name="T30_66">iso</text:span><text:span text:style-name="T30_67"><text:line-break/>*.</text:span><text:span text:style-name="T30_68">jar</text:span><text:span text:style-name="T30_69"><text:line-break/>*.</text:span><text:span text:style-name="T30_70">rar</text:span><text:span text:style-name="T30_71"><text:line-break/>*.</text:span><text:span text:style-name="T30_72">tar</text:span><text:span text:style-name="T30_73"><text:line-break/>*.</text:span><text:span text:style-name="T30_74">zip</text:span><text:span text:style-name="T30_75"><text:line-break/><text:line-break/>#<text:s/></text:span><text:span text:style-name="T30_76">Logs</text:span><text:span text:style-name="T30_77"><text:s/></text:span><text:span text:style-name="T30_78">and</text:span><text:span text:style-name="T30_79"><text:s/></text:span><text:span text:style-name="T30_80">databases</text:span><text:span text:style-name="T30_81"><text:s/>#<text:line-break/>######################<text:line-break/>*.</text:span><text:span text:style-name="T30_82">log</text:span><text:span text:style-name="T30_83"><text:line-break/>*.</text:span><text:span text:style-name="T30_84">sql</text:span><text:span text:style-name="T30_85"><text:line-break/>*.</text:span><text:span text:style-name="T30_86">sqlite</text:span><text:span text:style-name="T30_87"><text:line-break/><text:line-break/>#<text:s/></text:span><text:span text:style-name="T30_88">OS</text:span><text:span text:style-name="T30_89"><text:s/></text:span><text:span text:style-name="T30_90">generated</text:span><text:span text:style-name="T30_91"><text:s/></text:span><text:span text:style-name="T30_92">files</text:span><text:span text:style-name="T30_93"><text:s/>#<text:line-break/>######################<text:line-break/>.</text:span><text:span text:style-name="T30_94">DS</text:span><text:span text:style-name="T30_95">_</text:span><text:span text:style-name="T30_96">Store</text:span><text:span text:style-name="T30_97">*<text:line-break/></text:span><text:span text:style-name="T30_98">ehthumbs</text:span><text:span text:style-name="T30_99">.</text:span><text:span text:style-name="T30_100">db</text:span><text:span text:style-name="T30_101"><text:line-break/></text:span><text:span text:style-name="T30_102">Icon</text:span><text:span text:style-name="T30_103">?<text:line-break/></text:span><text:span text:style-name="T30_104">Thumbs</text:span><text:span text:style-name="T30_105">.</text:span><text:span text:style-name="T30_106">db</text:span></text:p>
      <text:p text:style-name="P31"/>
      <text:p text:style-name="P32"><text:span text:style-name="T32_1">Merge</text:span><text:span text:style-name="T32_2"><text:s/></text:span><text:span text:style-name="T32_3">this</text:span><text:span text:style-name="T32_4"><text:s/></text:span><text:span text:style-name="T32_5">file</text:span></text:p>
      <text:p text:style-name="P33"><text:span text:style-name="T33_1"><text:a xlink:type="simple" xlink:href="https://github.com/github/gitignore/blob/master/Wordpress.gitignore"><text:span text:style-name="T33_2">https</text:span></text:a></text:span><text:span text:style-name="T33_3"><text:a xlink:type="simple" xlink:href="https://github.com/github/gitignore/blob/master/Wordpress.gitignore"><text:span text:style-name="T33_4">://</text:span></text:a></text:span><text:span text:style-name="T33_5"><text:a xlink:type="simple" xlink:href="https://github.com/github/gitignore/blob/master/Wordpress.gitignore"><text:span text:style-name="T33_6">github</text:span></text:a></text:span><text:span text:style-name="T33_7"><text:a xlink:type="simple" xlink:href="https://github.com/github/gitignore/blob/master/Wordpress.gitignore"><text:span text:style-name="T33_8">.</text:span></text:a></text:span><text:span text:style-name="T33_9"><text:a xlink:type="simple" xlink:href="https://github.com/github/gitignore/blob/master/Wordpress.gitignore"><text:span text:style-name="T33_10">com</text:span></text:a></text:span><text:span text:style-name="T33_11"><text:a xlink:type="simple" xlink:href="https://github.com/github/gitignore/blob/master/Wordpress.gitignore"><text:span text:style-name="T33_12">/</text:span></text:a></text:span><text:span text:style-name="T33_13"><text:a xlink:type="simple" xlink:href="https://github.com/github/gitignore/blob/master/Wordpress.gitignore"><text:span text:style-name="T33_14">github</text:span></text:a></text:span><text:span text:style-name="T33_15"><text:a xlink:type="simple" xlink:href="https://github.com/github/gitignore/blob/master/Wordpress.gitignore"><text:span text:style-name="T33_16">/</text:span></text:a></text:span><text:span text:style-name="T33_17"><text:a xlink:type="simple" xlink:href="https://github.com/github/gitignore/blob/master/Wordpress.gitignore"><text:span text:style-name="T33_18">gitignore</text:span></text:a></text:span><text:span text:style-name="T33_19"><text:a xlink:type="simple" xlink:href="https://github.com/github/gitignore/blob/master/Wordpress.gitignore"><text:span text:style-name="T33_20">/</text:span></text:a></text:span><text:span text:style-name="T33_21"><text:a xlink:type="simple" xlink:href="https://github.com/github/gitignore/blob/master/Wordpress.gitignore"><text:span text:style-name="T33_22">blob</text:span></text:a></text:span><text:span text:style-name="T33_23"><text:a xlink:type="simple" xlink:href="https://github.com/github/gitignore/blob/master/Wordpress.gitignore"><text:span text:style-name="T33_24">/</text:span></text:a></text:span><text:span text:style-name="T33_25"><text:a xlink:type="simple" xlink:href="https://github.com/github/gitignore/blob/master/Wordpress.gitignore"><text:span text:style-name="T33_26">master</text:span></text:a></text:span><text:span text:style-name="T33_27"><text:a xlink:type="simple" xlink:href="https://github.com/github/gitignore/blob/master/Wordpress.gitignore"><text:span text:style-name="T33_28">/</text:span></text:a></text:span><text:span text:style-name="T33_29"><text:a xlink:type="simple" xlink:href="https://github.com/github/gitignore/blob/master/Wordpress.gitignore"><text:span text:style-name="T33_30">Wordpress</text:span></text:a></text:span><text:span text:style-name="T33_31"><text:a xlink:type="simple" xlink:href="https://github.com/github/gitignore/blob/master/Wordpress.gitignore"><text:span text:style-name="T33_32">.</text:span></text:a></text:span><text:span text:style-name="T33_33"><text:a xlink:type="simple" xlink:href="https://github.com/github/gitignore/blob/master/Wordpress.gitignore"><text:span text:style-name="T33_34">gitignore</text:span></text:a></text:span></text:p>
      <text:p text:style-name="P34"/>
      <text:p text:style-name="P35"/>
      <text:h text:style-name="P36" text:outline-level="10"><text:bookmark-start text:name="h.vssg96lefq36"/><text:bookmark-end text:name="h.vssg96lefq36"/><text:span text:style-name="T36_1">Filenaming</text:span></text:h>
      <text:p text:style-name="P37"/>
      <text:p text:style-name="P38"><text:span text:style-name="T38_1">-<text:s/></text:span><text:span text:style-name="T38_2">All</text:span><text:span text:style-name="T38_3"><text:s/></text:span><text:span text:style-name="T38_4">files</text:span><text:span text:style-name="T38_5"><text:s/></text:span><text:span text:style-name="T38_6">should</text:span><text:span text:style-name="T38_7"><text:s/></text:span><text:span text:style-name="T38_8">not</text:span><text:span text:style-name="T38_9"><text:s/></text:span><text:span text:style-name="T38_10">be</text:span><text:span text:style-name="T38_11"><text:s/></text:span><text:span text:style-name="T38_12">capitalized</text:span><text:span text:style-name="T38_13">.<text:s/></text:span><text:span text:style-name="T38_14">Use</text:span><text:span text:style-name="T38_15"><text:s/></text:span><text:span text:style-name="T38_16">lowercase</text:span><text:span text:style-name="T38_17"><text:s/></text:span><text:span text:style-name="T38_18">at</text:span><text:span text:style-name="T38_19"><text:s/></text:span><text:span text:style-name="T38_20">all</text:span><text:span text:style-name="T38_21"><text:s/></text:span><text:span text:style-name="T38_22">times</text:span></text:p>
      <text:p text:style-name="P39"><text:span text:style-name="T39_1">-<text:s/></text:span><text:span text:style-name="T39_2">Absolutely</text:span><text:span text:style-name="T39_3"><text:s/></text:span><text:span text:style-name="T39_4">no</text:span><text:span text:style-name="T39_5"><text:s/></text:span><text:span text:style-name="T39_6">spaces</text:span><text:span text:style-name="T39_7"><text:s/></text:span><text:span text:style-name="T39_8">in</text:span><text:span text:style-name="T39_9"><text:s/></text:span><text:span text:style-name="T39_10">files</text:span><text:span text:style-name="T39_11">;<text:s/></text:span><text:span text:style-name="T39_12">use</text:span><text:span text:style-name="T39_13"><text:s/></text:span><text:span text:style-name="T39_14">dashes</text:span><text:span text:style-name="T39_15"><text:s/></text:span><text:span text:style-name="T39_16">in</text:span><text:span text:style-name="T39_17"><text:s/></text:span><text:span text:style-name="T39_18">place</text:span><text:span text:style-name="T39_19"><text:s/></text:span><text:span text:style-name="T39_20">of</text:span><text:span text:style-name="T39_21"><text:s/></text:span><text:span text:style-name="T39_22">spaces</text:span></text:p>
      <text:p text:style-name="P40"/>
      <text:h text:style-name="P41" text:outline-level="10"><text:bookmark-start text:name="h.nnsr5yw0fc9v"/><text:bookmark-end text:name="h.nnsr5yw0fc9v"/><text:span text:style-name="T41_1">Naming</text:span><text:span text:style-name="T41_2"><text:s/></text:span><text:span text:style-name="T41_3">Conventions</text:span></text:h>
      <text:p text:style-name="P42"/>
      <text:p text:style-name="P43"><text:span text:style-name="T43_1">PHP</text:span><text:span text:style-name="T43_2"><text:s/></text:span></text:p>
      <text:p text:style-name="P44"><text:span text:style-name="T44_1">-<text:s/></text:span><text:span text:style-name="T44_2">No</text:span><text:span text:style-name="T44_3"><text:s/></text:span><text:span text:style-name="T44_4">dashes</text:span><text:span text:style-name="T44_5"><text:s/></text:span><text:span text:style-name="T44_6">or</text:span><text:span text:style-name="T44_7"><text:s/></text:span><text:span text:style-name="T44_8">spaces</text:span><text:span text:style-name="T44_9">.<text:s/></text:span><text:span text:style-name="T44_10">Use</text:span><text:span text:style-name="T44_11"><text:s/></text:span><text:span text:style-name="T44_12">underscore</text:span><text:span text:style-name="T44_13"><text:s/></text:span><text:span text:style-name="T44_14">in</text:span><text:span text:style-name="T44_15"><text:s/></text:span><text:span text:style-name="T44_16">place</text:span><text:span text:style-name="T44_17"><text:s/></text:span><text:span text:style-name="T44_18">of</text:span><text:span text:style-name="T44_19"><text:s/></text:span><text:span text:style-name="T44_20">dashes</text:span></text:p>
      <text:p text:style-name="P45"><text:span text:style-name="T45_1">-<text:s/></text:span><text:span text:style-name="T45_2">No</text:span><text:span text:style-name="T45_3"><text:s/></text:span><text:span text:style-name="T45_4">spaces</text:span><text:span text:style-name="T45_5"><text:s/></text:span><text:span text:style-name="T45_6">between</text:span><text:span text:style-name="T45_7"><text:s/></text:span><text:span text:style-name="T45_8">function</text:span><text:span text:style-name="T45_9"><text:s/></text:span><text:span text:style-name="T45_10">name</text:span><text:span text:style-name="T45_11"><text:s/></text:span><text:span text:style-name="T45_12">and</text:span><text:span text:style-name="T45_13"><text:s/></text:span><text:span text:style-name="T45_14">parentheses</text:span></text:p>
      <text:p text:style-name="P46"><text:span text:style-name="T46_1">Valid</text:span><text:span text:style-name="T46_2"><text:s/></text:span><text:span text:style-name="T46_3">Examples</text:span><text:span text:style-name="T46_4">:</text:span></text:p>
      <text:p text:style-name="P47"><text:span text:style-name="T47_1">function</text:span><text:span text:style-name="T47_2"><text:s/></text:span><text:span text:style-name="T47_3">foo</text:span><text:span text:style-name="T47_4">_</text:span><text:span text:style-name="T47_5">bar</text:span><text:span text:style-name="T47_6">()<text:s/>{</text:span></text:p>
      <text:p text:style-name="P48"><text:span text:style-name="T48_1"><text:s text:c="2"/></text:span><text:span text:style-name="T48_2">return</text:span><text:span text:style-name="T48_3">;</text:span></text:p>
      <text:p text:style-name="P49"><text:span text:style-name="T49_1">}</text:span></text:p>
      <text:p text:style-name="P50"><text:span text:style-name="T50_1">-<text:s/></text:span><text:span text:style-name="T50_2">function</text:span><text:span text:style-name="T50_3"><text:s/></text:span><text:span text:style-name="T50_4">names</text:span><text:span text:style-name="T50_5"><text:s/></text:span><text:span text:style-name="T50_6">may</text:span><text:span text:style-name="T50_7"><text:s/></text:span><text:span text:style-name="T50_8">not</text:span><text:span text:style-name="T50_9"><text:s/></text:span><text:span text:style-name="T50_10">contain</text:span><text:span text:style-name="T50_11"><text:s/></text:span><text:span text:style-name="T50_12">numerical</text:span><text:span text:style-name="T50_13"><text:s/></text:span><text:span text:style-name="T50_14">characters</text:span></text:p>
      <text:p text:style-name="P51"><text:span text:style-name="T51_1">-<text:s/></text:span><text:span text:style-name="T51_2">Bracket</text:span><text:span text:style-name="T51_3"><text:s/></text:span><text:span text:style-name="T51_4">should</text:span><text:span text:style-name="T51_5"><text:s/></text:span><text:span text:style-name="T51_6">start</text:span><text:span text:style-name="T51_7"><text:s/></text:span><text:span text:style-name="T51_8">on</text:span><text:span text:style-name="T51_9"><text:s/></text:span><text:span text:style-name="T51_10">same</text:span><text:span text:style-name="T51_11"><text:s/></text:span><text:span text:style-name="T51_12">line</text:span><text:span text:style-name="T51_13"><text:s/></text:span><text:span text:style-name="T51_14">as</text:span><text:span text:style-name="T51_15"><text:s/></text:span><text:span text:style-name="T51_16">the</text:span><text:span text:style-name="T51_17"><text:s/></text:span><text:span text:style-name="T51_18">function</text:span></text:p>
      <text:p text:style-name="P52"><text:span text:style-name="T52_1">-<text:s/></text:span><text:span text:style-name="T52_2">Space</text:span><text:span text:style-name="T52_3"><text:s/></text:span><text:span text:style-name="T52_4">should</text:span><text:span text:style-name="T52_5"><text:s/></text:span><text:span text:style-name="T52_6">exist</text:span><text:span text:style-name="T52_7"><text:s/></text:span><text:span text:style-name="T52_8">between</text:span><text:span text:style-name="T52_9"><text:s/></text:span><text:span text:style-name="T52_10">parentheses</text:span><text:span text:style-name="T52_11"><text:s/></text:span><text:span text:style-name="T52_12">and</text:span><text:span text:style-name="T52_13"><text:s/></text:span><text:span text:style-name="T52_14">beginning</text:span><text:span text:style-name="T52_15"><text:s/></text:span><text:span text:style-name="T52_16">curly</text:span><text:span text:style-name="T52_17"><text:s/>(<text:s/>{<text:s/>)<text:s/></text:span><text:span text:style-name="T52_18">bracket</text:span></text:p>
      <text:p text:style-name="P53"><text:span text:style-name="T53_1">- <text:s/></text:span><text:span text:style-name="T53_2">No</text:span><text:span text:style-name="T53_3"><text:s/></text:span><text:span text:style-name="T53_4">extra</text:span><text:span text:style-name="T53_5"><text:s/></text:span><text:span text:style-name="T53_6">spaces</text:span><text:span text:style-name="T53_7"><text:s/></text:span><text:span text:style-name="T53_8">at</text:span><text:span text:style-name="T53_9"><text:s/></text:span><text:span text:style-name="T53_10">the</text:span><text:span text:style-name="T53_11"><text:s/></text:span><text:span text:style-name="T53_12">beginning</text:span><text:span text:style-name="T53_13"><text:s/></text:span><text:span text:style-name="T53_14">or</text:span><text:span text:style-name="T53_15"><text:s/></text:span><text:span text:style-name="T53_16">end</text:span><text:span text:style-name="T53_17"><text:s/></text:span><text:span text:style-name="T53_18">of</text:span><text:span text:style-name="T53_19"><text:s/></text:span><text:span text:style-name="T53_20">arguments</text:span></text:p>
      <text:p text:style-name="P54"><text:span text:style-name="T54_1">-<text:s/></text:span><text:span text:style-name="T54_2">There</text:span><text:span text:style-name="T54_3"><text:s/></text:span><text:span text:style-name="T54_4">should</text:span><text:span text:style-name="T54_5"><text:s/></text:span><text:span text:style-name="T54_6">be</text:span><text:span text:style-name="T54_7"><text:s/></text:span><text:span text:style-name="T54_8">space</text:span><text:span text:style-name="T54_9"><text:s/></text:span><text:span text:style-name="T54_10">after</text:span><text:span text:style-name="T54_11"><text:s/></text:span><text:span text:style-name="T54_12">the</text:span><text:span text:style-name="T54_13"><text:s/></text:span><text:span text:style-name="T54_14">comma</text:span></text:p>
      <text:p text:style-name="P55"/>
      <text:p text:style-name="P56"><text:span text:style-name="T56_1">Valid</text:span><text:span text:style-name="T56_2"><text:s/></text:span><text:span text:style-name="T56_3">Example</text:span><text:span text:style-name="T56_4">:<text:s/></text:span></text:p>
      <text:p text:style-name="P57"><text:span text:style-name="T57_1">function</text:span><text:span text:style-name="T57_2"><text:s/></text:span><text:span text:style-name="T57_3">foo</text:span><text:span text:style-name="T57_4">_</text:span><text:span text:style-name="T57_5">bar</text:span><text:span text:style-name="T57_6">($</text:span><text:span text:style-name="T57_7">test</text:span><text:span text:style-name="T57_8">,<text:s/>$</text:span><text:span text:style-name="T57_9">foo</text:span><text:span text:style-name="T57_10"><text:s/>,<text:s/>$</text:span><text:span text:style-name="T57_11">bar</text:span><text:span text:style-name="T57_12">,<text:s/>$</text:span><text:span text:style-name="T57_13">baz</text:span><text:span text:style-name="T57_14">,<text:s/>$</text:span><text:span text:style-name="T57_15">quux</text:span><text:span text:style-name="T57_16">)<text:s/>{}</text:span></text:p>
      <text:p text:style-name="P58"/>
      <text:h text:style-name="P59" text:outline-level="10"><text:bookmark-start text:name="h.kgi4mjfznxxw"/><text:bookmark-end text:name="h.kgi4mjfznxxw"/><text:span text:style-name="T59_1">Commenting</text:span></text:h>
      <text:p text:style-name="P60"/>
      <text:p text:style-name="P61"><text:span text:style-name="T61_1">Comment</text:span><text:span text:style-name="T61_2"><text:s/></text:span><text:span text:style-name="T61_3">Blocks</text:span></text:p>
      <text:p text:style-name="P62"><text:span text:style-name="T62_1">-<text:s/></text:span><text:span text:style-name="T62_2">Immediately</text:span><text:span text:style-name="T62_3"><text:s/></text:span><text:span text:style-name="T62_4">before</text:span><text:span text:style-name="T62_5"><text:s/></text:span><text:span text:style-name="T62_6">the</text:span><text:span text:style-name="T62_7"><text:s/></text:span><text:span text:style-name="T62_8">function</text:span><text:span text:style-name="T62_9"><text:s/></text:span><text:span text:style-name="T62_10">is</text:span><text:span text:style-name="T62_11"><text:s/></text:span><text:span text:style-name="T62_12">defined</text:span><text:span text:style-name="T62_13"><text:s/></text:span><text:span text:style-name="T62_14">it</text:span><text:span text:style-name="T62_15"><text:s/></text:span><text:span text:style-name="T62_16">should</text:span><text:span text:style-name="T62_17"><text:s/></text:span><text:span text:style-name="T62_18">define</text:span></text:p>
      <text:p text:style-name="P63"><text:span text:style-name="T63_1">--<text:s/></text:span><text:span text:style-name="T63_2">What</text:span><text:span text:style-name="T63_3"><text:s/></text:span><text:span text:style-name="T63_4">each</text:span><text:span text:style-name="T63_5"><text:s/></text:span><text:span text:style-name="T63_6">argument</text:span><text:span text:style-name="T63_7"><text:s/></text:span><text:span text:style-name="T63_8">does</text:span></text:p>
      <text:p text:style-name="P64"><text:span text:style-name="T64_1">--<text:s/></text:span><text:span text:style-name="T64_2">What</text:span><text:span text:style-name="T64_3"><text:s/></text:span><text:span text:style-name="T64_4">return</text:span><text:span text:style-name="T64_5"><text:s/></text:span><text:span text:style-name="T64_6">value</text:span><text:span text:style-name="T64_7"><text:s/></text:span><text:span text:style-name="T64_8">it</text:span><text:span text:style-name="T64_9"><text:s/></text:span><text:span text:style-name="T64_10">provides</text:span><text:span text:style-name="T64_11"><text:s/></text:span></text:p>
      <text:p text:style-name="P65"><text:span text:style-name="T65_1">--<text:s/></text:span><text:span text:style-name="T65_2">Should</text:span><text:span text:style-name="T65_3"><text:s/></text:span><text:span text:style-name="T65_4">start</text:span><text:span text:style-name="T65_5"><text:s/></text:span><text:span text:style-name="T65_6">with</text:span><text:span text:style-name="T65_7"><text:s/></text:span><text:span text:style-name="T65_8">doublestar</text:span><text:span text:style-name="T65_9"><text:s/></text:span><text:span text:style-name="T65_10">comments</text:span></text:p>
      <text:p text:style-name="P66"><text:span text:style-name="T66_1">--<text:s/></text:span><text:span text:style-name="T66_2">Stars</text:span><text:span text:style-name="T66_3"><text:s/></text:span><text:span text:style-name="T66_4">on</text:span><text:span text:style-name="T66_5"><text:s/></text:span><text:span text:style-name="T66_6">the</text:span><text:span text:style-name="T66_7"><text:s/></text:span><text:span text:style-name="T66_8">lines</text:span><text:span text:style-name="T66_9"><text:s/></text:span><text:span text:style-name="T66_10">between</text:span><text:span text:style-name="T66_11"><text:s/></text:span><text:span text:style-name="T66_12">the</text:span><text:span text:style-name="T66_13"><text:s/></text:span><text:span text:style-name="T66_14">first</text:span><text:span text:style-name="T66_15"><text:s/></text:span><text:span text:style-name="T66_16">and</text:span><text:span text:style-name="T66_17"><text:s/></text:span><text:span text:style-name="T66_18">the</text:span><text:span text:style-name="T66_19"><text:s/></text:span><text:span text:style-name="T66_20">last</text:span><text:span text:style-name="T66_21"><text:s/></text:span><text:span text:style-name="T66_22">should</text:span><text:span text:style-name="T66_23"><text:s/></text:span><text:span text:style-name="T66_24">have</text:span><text:span text:style-name="T66_25"><text:s/></text:span><text:span text:style-name="T66_26">a</text:span><text:span text:style-name="T66_27"><text:s/></text:span><text:span text:style-name="T66_28">space</text:span><text:span text:style-name="T66_29"><text:s/></text:span><text:span text:style-name="T66_30">before</text:span><text:span text:style-name="T66_31"><text:s/></text:span><text:span text:style-name="T66_32">the</text:span><text:span text:style-name="T66_33"><text:s/></text:span><text:span text:style-name="T66_34">line</text:span><text:span text:style-name="T66_35"><text:s/></text:span><text:span text:style-name="T66_36">beginning</text:span></text:p>
      <text:p text:style-name="P67"><text:span text:style-name="T67_1">--<text:s/></text:span><text:span text:style-name="T67_2">Comments</text:span><text:span text:style-name="T67_3"><text:s/></text:span><text:span text:style-name="T67_4">should</text:span><text:span text:style-name="T67_5"><text:s/></text:span><text:span text:style-name="T67_6">follow</text:span><text:span text:style-name="T67_7"><text:s/></text:span><text:span text:style-name="T67_8">doxygen</text:span><text:span text:style-name="T67_9"><text:s/></text:span><text:span text:style-name="T67_10">standards</text:span><text:span text:style-name="T67_11"><text:s/>(</text:span><text:span text:style-name="T67_12">even</text:span><text:span text:style-name="T67_13"><text:s/></text:span><text:span text:style-name="T67_14">though</text:span><text:span text:style-name="T67_15"><text:s/></text:span><text:span text:style-name="T67_16">it</text:span><text:span text:style-name="T67_17"><text:s/></text:span><text:span text:style-name="T67_18">sucks</text:span><text:span text:style-name="T67_19">).<text:s/></text:span><text:span text:style-name="T67_20"><text:a xlink:type="simple" xlink:href="http://drupal.org/node/1354"><text:span text:style-name="T67_21">http</text:span></text:a></text:span><text:span text:style-name="T67_22"><text:a xlink:type="simple" xlink:href="http://drupal.org/node/1354"><text:span text:style-name="T67_23">://</text:span></text:a></text:span><text:span text:style-name="T67_24"><text:a xlink:type="simple" xlink:href="http://drupal.org/node/1354"><text:span text:style-name="T67_25">drupal</text:span></text:a></text:span><text:span text:style-name="T67_26"><text:a xlink:type="simple" xlink:href="http://drupal.org/node/1354"><text:span text:style-name="T67_27">.</text:span></text:a></text:span><text:span text:style-name="T67_28"><text:a xlink:type="simple" xlink:href="http://drupal.org/node/1354"><text:span text:style-name="T67_29">org</text:span></text:a></text:span><text:span text:style-name="T67_30"><text:a xlink:type="simple" xlink:href="http://drupal.org/node/1354"><text:span text:style-name="T67_31">/</text:span></text:a></text:span><text:span text:style-name="T67_32"><text:a xlink:type="simple" xlink:href="http://drupal.org/node/1354"><text:span text:style-name="T67_33">node</text:span></text:a></text:span><text:span text:style-name="T67_34"><text:a xlink:type="simple" xlink:href="http://drupal.org/node/1354"><text:span text:style-name="T67_35">/1354</text:span></text:a></text:span></text:p>
      <text:p text:style-name="P68"/>
      <text:p text:style-name="P69"><text:span text:style-name="T69_1">Valid</text:span><text:span text:style-name="T69_2"><text:s/></text:span><text:span text:style-name="T69_3">Example</text:span></text:p>
      <text:p text:style-name="P70"><text:span text:style-name="T70_1">/**<text:line-break/><text:s/>*<text:s/></text:span><text:span text:style-name="T70_2">Verifies</text:span><text:span text:style-name="T70_3"><text:s/></text:span><text:span text:style-name="T70_4">the</text:span><text:span text:style-name="T70_5"><text:s/></text:span><text:span text:style-name="T70_6">syntax</text:span><text:span text:style-name="T70_7"><text:s/></text:span><text:span text:style-name="T70_8">of</text:span><text:span text:style-name="T70_9"><text:s/></text:span><text:span text:style-name="T70_10">the</text:span><text:span text:style-name="T70_11"><text:s/></text:span><text:span text:style-name="T70_12">given</text:span><text:span text:style-name="T70_13"><text:s/></text:span><text:span text:style-name="T70_14">e</text:span><text:span text:style-name="T70_15">-</text:span><text:span text:style-name="T70_16">mail</text:span><text:span text:style-name="T70_17"><text:s/></text:span><text:span text:style-name="T70_18">address</text:span><text:span text:style-name="T70_19">.<text:line-break/><text:s/>*<text:line-break/><text:s/>*<text:s/></text:span><text:span text:style-name="T70_20">Empty</text:span><text:span text:style-name="T70_21"><text:s/></text:span><text:span text:style-name="T70_22">e</text:span><text:span text:style-name="T70_23">-</text:span><text:span text:style-name="T70_24">mail</text:span><text:span text:style-name="T70_25"><text:s/></text:span><text:span text:style-name="T70_26">addresses</text:span><text:span text:style-name="T70_27"><text:s/></text:span><text:span text:style-name="T70_28">are</text:span><text:span text:style-name="T70_29"><text:s/></text:span><text:span text:style-name="T70_30">allowed</text:span><text:span text:style-name="T70_31">.<text:s/></text:span><text:span text:style-name="T70_32">See</text:span><text:span text:style-name="T70_33"><text:s/></text:span><text:span text:style-name="T70_34">RFC</text:span><text:span text:style-name="T70_35"><text:s/>2822<text:s/></text:span><text:span text:style-name="T70_36">for</text:span><text:span text:style-name="T70_37"><text:s/></text:span><text:span text:style-name="T70_38">details</text:span><text:span text:style-name="T70_39">.<text:line-break/><text:s/>*<text:line-break/><text:s/>*<text:s/>@</text:span><text:span text:style-name="T70_40">param</text:span><text:span text:style-name="T70_41"><text:s/>$</text:span><text:span text:style-name="T70_42">mail</text:span><text:span text:style-name="T70_43"><text:line-break/><text:s/>*<text:s text:c="3"/></text:span><text:span text:style-name="T70_44">A</text:span><text:span text:style-name="T70_45"><text:s/></text:span><text:span text:style-name="T70_46">string</text:span><text:span text:style-name="T70_47"><text:s/></text:span><text:span text:style-name="T70_48">containing</text:span><text:span text:style-name="T70_49"><text:s/></text:span><text:span text:style-name="T70_50">an</text:span><text:span text:style-name="T70_51"><text:s/></text:span><text:span text:style-name="T70_52">email</text:span><text:span text:style-name="T70_53"><text:s/></text:span><text:span text:style-name="T70_54">address</text:span><text:span text:style-name="T70_55">.<text:line-break/><text:s/>*<text:line-break/><text:s/>*<text:s/>@</text:span><text:span text:style-name="T70_56">return</text:span><text:span text:style-name="T70_57"><text:line-break/><text:s/>*<text:s text:c="3"/></text:span><text:span text:style-name="T70_58">TRUE</text:span><text:span text:style-name="T70_59"><text:s/></text:span><text:span text:style-name="T70_60">if</text:span><text:span text:style-name="T70_61"><text:s/></text:span><text:span text:style-name="T70_62">the</text:span><text:span text:style-name="T70_63"><text:s/></text:span><text:span text:style-name="T70_64">address</text:span><text:span text:style-name="T70_65"><text:s/></text:span><text:span text:style-name="T70_66">is</text:span><text:span text:style-name="T70_67"><text:s/></text:span><text:span text:style-name="T70_68">in</text:span><text:span text:style-name="T70_69"><text:s/></text:span><text:span text:style-name="T70_70">a</text:span><text:span text:style-name="T70_71"><text:s/></text:span><text:span text:style-name="T70_72">valid</text:span><text:span text:style-name="T70_73"><text:s/></text:span><text:span text:style-name="T70_74">format</text:span><text:span text:style-name="T70_75">,<text:s/></text:span><text:span text:style-name="T70_76">and</text:span><text:span text:style-name="T70_77"><text:s/></text:span><text:span text:style-name="T70_78">FALSE</text:span><text:span text:style-name="T70_79"><text:s/></text:span><text:span text:style-name="T70_80">if</text:span><text:span text:style-name="T70_81"><text:s/></text:span><text:span text:style-name="T70_82">it</text:span><text:span text:style-name="T70_83"><text:s/></text:span><text:span text:style-name="T70_84">isn</text:span><text:span text:style-name="T70_85">'</text:span><text:span text:style-name="T70_86">t</text:span><text:span text:style-name="T70_87">.<text:line-break/><text:s/>*/</text:span></text:p>
      <text:p text:style-name="P71"><text:span text:style-name="T71_1"><text:line-break/></text:span><text:span text:style-name="T71_2">Single</text:span><text:span text:style-name="T71_3"><text:s/></text:span><text:span text:style-name="T71_4">line</text:span><text:span text:style-name="T71_5"><text:s/></text:span><text:span text:style-name="T71_6">comments</text:span></text:p>
      <text:p text:style-name="P72"><text:span text:style-name="T72_1">-<text:s/></text:span><text:span text:style-name="T72_2">Single</text:span><text:span text:style-name="T72_3"><text:s/></text:span><text:span text:style-name="T72_4">line</text:span><text:span text:style-name="T72_5"><text:s/></text:span><text:span text:style-name="T72_6">comments</text:span><text:span text:style-name="T72_7"><text:s/></text:span><text:span text:style-name="T72_8">should</text:span><text:span text:style-name="T72_9"><text:s/></text:span><text:span text:style-name="T72_10">always</text:span><text:span text:style-name="T72_11"><text:s/></text:span><text:span text:style-name="T72_12">be</text:span><text:span text:style-name="T72_13"><text:s/></text:span><text:span text:style-name="T72_14">double</text:span><text:span text:style-name="T72_15"><text:s/></text:span><text:span text:style-name="T72_16">forward</text:span><text:span text:style-name="T72_17"><text:s/></text:span><text:span text:style-name="T72_18">slash</text:span><text:span text:style-name="T72_19"><text:s/>(<text:s/>//<text:s/>)</text:span></text:p>
      <text:p text:style-name="P73"><text:span text:style-name="T73_1">-<text:s/></text:span><text:span text:style-name="T73_2">A</text:span><text:span text:style-name="T73_3"><text:s/></text:span><text:span text:style-name="T73_4">tab</text:span><text:span text:style-name="T73_5"><text:s/></text:span><text:span text:style-name="T73_6">should</text:span><text:span text:style-name="T73_7"><text:s/></text:span><text:span text:style-name="T73_8">exist</text:span><text:span text:style-name="T73_9"><text:s/></text:span><text:span text:style-name="T73_10">after</text:span><text:span text:style-name="T73_11"><text:s/></text:span><text:span text:style-name="T73_12">a</text:span><text:span text:style-name="T73_13"><text:s/></text:span><text:span text:style-name="T73_14">double</text:span><text:span text:style-name="T73_15"><text:s/></text:span><text:span text:style-name="T73_16">slash</text:span><text:span text:style-name="T73_17"><text:s/></text:span><text:span text:style-name="T73_18">comment</text:span></text:p>
      <text:p text:style-name="P74"><text:span text:style-name="T74_1">Not</text:span><text:span text:style-name="T74_2"><text:s/></text:span><text:span text:style-name="T74_3">valid</text:span></text:p>
      <text:p text:style-name="P75"><text:span text:style-name="T75_1">//</text:span><text:span text:style-name="T75_2">fdsfdjsklfsd</text:span><text:span text:style-name="T75_3"> <text:s/></text:span></text:p>
      <text:p text:style-name="P76"><text:span text:style-name="T76_1">Valid</text:span></text:p>
      <text:p text:style-name="P77"><text:span text:style-name="T77_1">//<text:s/></text:span><text:span text:style-name="T77_2">foo</text:span><text:span text:style-name="T77_3">_</text:span><text:span text:style-name="T77_4">bar</text:span><text:span text:style-name="T77_5"><text:s/></text:span><text:span text:style-name="T77_6">is</text:span><text:span text:style-name="T77_7"><text:s/></text:span><text:span text:style-name="T77_8">a</text:span><text:span text:style-name="T77_9"><text:s/></text:span><text:span text:style-name="T77_10">great</text:span><text:span text:style-name="T77_11"><text:s/></text:span><text:span text:style-name="T77_12">function</text:span><text:span text:style-name="T77_13"><text:s/></text:span><text:span text:style-name="T77_14">i</text:span><text:span text:style-name="T77_15"><text:s/></text:span><text:span text:style-name="T77_16">love</text:span><text:span text:style-name="T77_17"><text:s/></text:span><text:span text:style-name="T77_18">it</text:span><text:span text:style-name="T77_19">!</text:span></text:p>
      <text:p text:style-name="P78"/>
      <text:p text:style-name="P79"/>
      <text:h text:style-name="P80" text:outline-level="10"><text:span text:style-name="T80_1">Space</text:span><text:span text:style-name="T80_2"><text:s/></text:span><text:span text:style-name="T80_3">Usage</text:span></text:h>
      <text:p text:style-name="P8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0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